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E0000014F3020AF84.png"/>
  <manifest:file-entry manifest:media-type="image/png" manifest:full-path="Pictures/10000201000002D00000021DB13DA34F.png"/>
  <manifest:file-entry manifest:media-type="image/png" manifest:full-path="Pictures/10000201000002D00000021B35287A0C.png"/>
  <manifest:file-entry manifest:media-type="image/png" manifest:full-path="Pictures/100002010000020D000000EA5A2A88FB.png"/>
  <manifest:file-entry manifest:media-type="image/png" manifest:full-path="Pictures/10000201000002D00000021B9139F702.png"/>
  <manifest:file-entry manifest:media-type="image/png" manifest:full-path="Pictures/10000000000000200000002000309F1C.png"/>
  <manifest:file-entry manifest:media-type="image/png" manifest:full-path="Pictures/100002000000001600000016D4375FD7.pn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headline1">
      <style:graphic-properties fo:min-height="3.256cm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osgeo_5f_template-title">
      <style:graphic-properties draw:fill-color="#ffffff" draw:auto-grow-height="true" fo:min-height="3.007cm"/>
    </style:style>
    <style:style style:name="pr2" style:family="presentation" style:parent-style-name="osgeo_5f_template-notes">
      <style:graphic-properties draw:fill-color="#ffffff" draw:auto-grow-height="true" fo:min-height="12.573cm"/>
    </style:style>
    <style:style style:name="pr3" style:family="presentation" style:parent-style-name="section_5f_page-notes">
      <style:graphic-properties draw:stroke="none" draw:fill="none" draw:fill-color="#ffffff" draw:auto-grow-height="true" fo:min-height="12.573cm" draw:shadow="hidden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 style:list-style-name="L5">
      <style:graphic-properties draw:fill-color="#ffffff" draw:auto-grow-height="true" fo:min-height="14.274cm"/>
    </style:style>
    <style:style style:name="pr6" style:family="presentation" style:parent-style-name="Standard-notes">
      <style:graphic-properties draw:fill-color="#ffffff" draw:auto-grow-height="true" fo:min-height="12.573cm"/>
    </style:style>
    <style:style style:name="pr7" style:family="presentation" style:parent-style-name="Standard-title">
      <style:graphic-properties draw:fill-color="#ffffff" fo:min-height="3.256cm"/>
    </style:style>
    <style:style style:name="pr8" style:family="presentation" style:parent-style-name="Standard-outline1">
      <style:graphic-properties draw:fill-color="#ffffff" fo:min-height="13.609cm"/>
    </style:style>
    <style:style style:name="pr9" style:family="presentation" style:parent-style-name="Standard-notes">
      <style:graphic-properties draw:fill-color="#ffffff" fo:min-height="12.322cm"/>
    </style:style>
    <style:style style:name="pr10" style:family="presentation" style:parent-style-name="Standard-outline1" style:list-style-name="L3">
      <style:graphic-properties draw:fill-color="#ffffff" draw:auto-grow-height="true" fo:min-height="13.86cm"/>
    </style:style>
    <style:style style:name="pr11" style:family="presentation" style:parent-style-name="Standard-outline1" style:list-style-name="L3">
      <style:graphic-properties draw:fill-color="#ffffff" draw:auto-grow-height="true" fo:min-height="13.86cm"/>
    </style:style>
    <style:style style:name="pr12" style:family="presentation" style:parent-style-name="Standard-outline1" style:list-style-name="L3">
      <style:graphic-properties draw:fill-color="#ffffff" draw:auto-grow-height="true" fo:min-height="13.86cm"/>
    </style:style>
    <style:style style:name="pr13" style:family="presentation" style:parent-style-name="Standard-outline1" style:list-style-name="L3">
      <style:graphic-properties draw:fill-color="#ffffff" draw:auto-grow-height="true" fo:min-height="13.86cm"/>
    </style:style>
    <style:style style:name="pr14" style:family="presentation" style:parent-style-name="Standard-outline1" style:list-style-name="L3">
      <style:graphic-properties draw:fill-color="#ffffff" draw:auto-grow-height="true" fo:min-height="13.86cm"/>
    </style:style>
    <style:style style:name="pr15" style:family="presentation" style:parent-style-name="Standard-outline1" style:list-style-name="L3">
      <style:graphic-properties draw:fill-color="#ffffff" draw:auto-grow-height="true" fo:min-height="13.86cm"/>
    </style:style>
    <style:style style:name="pr16" style:family="presentation" style:parent-style-name="Standard-outline1" style:list-style-name="L3">
      <style:graphic-properties draw:fill-color="#ffffff" draw:auto-grow-height="true" fo:min-height="13.86cm"/>
    </style:style>
    <style:style style:name="pr17" style:family="presentation" style:parent-style-name="Standard-outline1" style:list-style-name="L5">
      <style:graphic-properties draw:fill-color="#ffffff" draw:auto-grow-height="true" fo:min-height="14.274cm"/>
    </style:style>
    <style:style style:name="pr18" style:family="presentation" style:parent-style-name="Standard-outline1" style:list-style-name="L5">
      <style:graphic-properties draw:fill-color="#ffffff" draw:auto-grow-height="true" fo:min-height="14.274cm"/>
    </style:style>
    <style:style style:name="pr19" style:family="presentation" style:parent-style-name="Standard-outline1" style:list-style-name="L5">
      <style:graphic-properties draw:fill-color="#ffffff" draw:auto-grow-height="true" fo:min-height="14.274cm"/>
    </style:style>
    <style:style style:name="pr20" style:family="presentation" style:parent-style-name="Standard-outline1" style:list-style-name="L5">
      <style:graphic-properties draw:fill-color="#ffffff" draw:auto-grow-height="true" fo:min-height="14.274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13.1999998092651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line-height="70%" text:enable-numbering="true" fo:text-indent="-0.9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text:enable-numbering="false" fo:text-indent="0cm"/>
      <style:text-properties fo:font-size="28pt"/>
    </style:style>
    <style:style style:name="P9" style:family="paragraph">
      <style:paragraph-properties fo:margin-left="1.2cm" fo:margin-right="0cm" fo:text-align="start" text:enable-numbering="true" fo:text-indent="-0.9cm"/>
    </style:style>
    <style:style style:name="P10" style:family="paragraph">
      <style:paragraph-properties fo:margin-left="2.4cm" fo:margin-right="0cm" fo:text-align="start" text:enable-numbering="true" fo:text-indent="-0.8cm"/>
    </style:style>
    <style:style style:name="P11" style:family="paragraph">
      <style:paragraph-properties fo:margin-left="4.8cm" fo:margin-right="0cm" fo:text-align="start" text:enable-numbering="true" fo:text-indent="-0.6cm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3.6cm" fo:margin-right="0cm" fo:text-align="start" text:enable-numbering="true" fo:text-indent="-0.6cm"/>
    </style:style>
    <style:style style:name="P14" style:family="paragraph">
      <style:paragraph-properties fo:margin-left="4.8cm" fo:margin-right="0cm" fo:text-indent="-0.6cm"/>
    </style:style>
    <style:style style:name="T1" style:family="text">
      <style:text-properties fo:color="#ffffff" fo:language="en" fo:country="GB" style:font-size-asian="34pt" style:font-size-complex="34pt"/>
    </style:style>
    <style:style style:name="T2" style:family="text">
      <style:text-properties fo:color="#ffffff" fo:font-size="28pt" fo:language="en" fo:country="GB" style:font-size-asian="28pt" style:font-size-complex="28pt"/>
    </style:style>
    <style:style style:name="T3" style:family="text">
      <style:text-properties fo:font-size="28pt" fo:language="en" fo:country="GB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600000016D4375FD7.png" xlink:type="simple" xlink:show="embed" xlink:actuate="onLoad">
        <style:list-level-properties text:space-before="0.3cm" text:min-label-width="0.9cm" style:vertical-pos="middle" style:vertical-rel="line" fo:width="0.621cm" fo:height="0.621cm"/>
      </text:list-level-style-image>
      <text:list-level-style-bullet text:level="2" text:bullet-char="">
        <style:list-level-properties text:space-before="1.6cm" text:min-label-width="0.8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3" text:bullet-char="">
        <style:list-level-properties text:space-before="3cm" text:min-label-width="0.6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4" text:bullet-char="">
        <style:list-level-properties text:space-before="4.2cm" text:min-label-width="0.6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600000016D4375FD7.png" xlink:type="simple" xlink:show="embed" xlink:actuate="onLoad">
        <style:list-level-properties text:space-before="0.3cm" text:min-label-width="0.9cm" style:vertical-pos="middle" style:vertical-rel="line" fo:width="0.621cm" fo:height="0.621cm"/>
      </text:list-level-style-image>
      <text:list-level-style-bullet text:level="2" text:bullet-char="">
        <style:list-level-properties text:space-before="0.3cm" text:min-label-width="0.9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3" text:bullet-char="">
        <style:list-level-properties text:space-before="3cm" text:min-label-width="0.6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4" text:bullet-char="">
        <style:list-level-properties text:space-before="4.2cm" text:min-label-width="0.6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600000016D4375FD7.png" xlink:type="simple" xlink:show="embed" xlink:actuate="onLoad">
        <style:list-level-properties text:space-before="0.3cm" text:min-label-width="0.9cm" style:vertical-pos="middle" style:vertical-rel="line" fo:width="0.621cm" fo:height="0.621cm"/>
      </text:list-level-style-image>
      <text:list-level-style-bullet text:level="2" text:bullet-char="">
        <style:list-level-properties text:space-before="1.6cm" text:min-label-width="0.8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3" text:bullet-char="">
        <style:list-level-properties text:space-before="1.6cm" text:min-label-width="0.8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4" text:bullet-char="">
        <style:list-level-properties text:space-before="4.2cm" text:min-label-width="0.6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1600000016D4375FD7.png" xlink:type="simple" xlink:show="embed" xlink:actuate="onLoad">
        <style:list-level-properties text:space-before="0.3cm" text:min-label-width="0.9cm" style:vertical-pos="middle" style:vertical-rel="line" fo:width="0.61cm" fo:height="0.61cm"/>
      </text:list-level-style-image>
      <text:list-level-style-bullet text:level="2" text:bullet-char="•">
        <style:list-level-properties text:space-before="1.27cm"/>
        <style:text-properties fo:font-family="StarSymbo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fixed" fo:color="#000000" fo:font-size="100%"/>
      </text:list-level-style-bullet>
    </text:list-style>
  </office:automatic-styles>
  <office:body>
    <office:presentation>
      <draw:page draw:name="page1" draw:style-name="dp1" draw:master-page-name="osgeo_5f_template" presentation:presentation-page-layout-name="AL1T19">
        <office:forms form:automatic-focus="false" form:apply-design-mode="false"/>
        <draw:frame presentation:style-name="pr1" draw:text-style-name="P1" draw:layer="layout" svg:width="25.199cm" svg:height="3.007cm" svg:x="1.401cm" svg:y="12.425cm" presentation:class="title" presentation:user-transformed="true">
          <draw:text-box>
            <text:p text:style-name="P1"><text:span text:style-name="T1">Assemblée générale annuelle 2008 du 2 septembre 200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ection_5f_page" presentation:presentation-page-layout-name="AL2T0">
        <office:forms form:automatic-focus="false" form:apply-design-mode="false"/>
        <draw:frame draw:style-name="gr2" draw:layer="layout" svg:width="24.5cm" svg:height="3.506cm" svg:x="1.4cm" svg:y="4.544cm">
          <draw:text-box>
            <text:p text:style-name="P1"><text:span text:style-name="T2">Accueil et préparation</text:span></text:p>
          </draw:text-box>
        </draw:frame>
        <presentation:notes draw:style-name="dp2">
          <draw:page-thumbnail draw:layer="layout" svg:width="8.097cm" svg:height="10.478cm" svg:x="6.746cm" svg:y="2.124cm" draw:page-number="2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Préparation</text:span></text:p>
          </draw:text-box>
        </draw:frame>
        <draw:frame presentation:style-name="pr5" draw:text-style-name="P6" draw:layer="layout" svg:width="25.199cm" svg:height="14.274cm" svg:x="1.4cm" svg:y="4.5cm" presentation:class="outline" presentation:user-transformed="true">
          <draw:text-box>
            <text:list text:style-name="L2">
              <text:list-item>
                <text:p text:style-name="P4">Bureau de l'assemblée générale annuelle</text:p>
              </text:list-item>
            </text:list>
            <text:list text:style-name="L2">
              <text:list-item>
                <text:list>
                  <text:list-item>
                    <text:p text:style-name="P5">Président de sé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crétaire de sé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crutateu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iens IRC – A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iens AG - IRC</text:p>
                  </text:list-item>
                </text:list>
              </text:list-item>
            </text:list>
            <text:list text:style-name="L2">
              <text:list-item>
                <text:p text:style-name="P4">Liste de présents</text:p>
              </text:list-item>
            </text:list>
            <text:list text:style-name="L2">
              <text:list-item>
                <text:p text:style-name="P4">Quoru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7" draw:text-style-name="P7" draw:layer="layout" svg:width="25.199cm" svg:height="3.256cm" svg:x="1.4cm" svg:y="0.962cm" presentation:class="title">
          <draw:text-box>
            <text:p text:style-name="P1"><text:span text:style-name="T3">Préparation</text:span></text:p>
          </draw:text-box>
        </draw:frame>
        <draw:frame presentation:style-name="pr8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Rappel de l'ordre du jour</text:p>
              </text:list-item>
            </text:list>
            <text:list text:style-name="L2">
              <text:list-item>
                <text:list>
                  <text:list-item>
                    <text:p text:style-name="P5">Compte rendu moral de l'année 2007-2008 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Vote du montant de la cotisation annuelle 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a cotisation à 10 euros (contre 0 euro actuellement) 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erspective pour l'année 2009 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Questions générales des membres au Burea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ection_5f_page" presentation:presentation-page-layout-name="AL2T0">
        <office:forms form:automatic-focus="false" form:apply-design-mode="false"/>
        <draw:frame draw:style-name="gr2" draw:text-style-name="P8" draw:layer="layout" svg:width="24.5cm" svg:height="3.506cm" svg:x="1.4cm" svg:y="4.544cm">
          <draw:text-box>
            <text:p text:style-name="P1"><text:span text:style-name="T2">Compte rendu de l'année 2007-2008</text:span></text:p>
          </draw:text-box>
        </draw:frame>
        <presentation:notes draw:style-name="dp2">
          <draw:page-thumbnail draw:layer="layout" svg:width="8.097cm" svg:height="10.478cm" svg:x="6.746cm" svg:y="2.124cm" draw:page-number="5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7">Compte rendu de l'année 2007-2008</text:p>
          </draw:text-box>
        </draw:frame>
        <draw:frame presentation:style-name="pr10" draw:text-style-name="P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9">Comité Organisation :</text:p>
              </text:list-item>
            </text:list>
            <text:list text:style-name="L4">
              <text:list-item>
                <text:list>
                  <text:list-item>
                    <text:p text:style-name="P10">association léga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Assemblée générale constitutive le 19 juin 2008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Dépôt des statuts (HHA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Liste Board-f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sal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GeoTunis (2007) : YJ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Géoévénement 2008 : village Open source : YJA + VJ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communication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Traduction du site osgeo.org (MSI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sponsorisation (cf. budge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7">Compte rendu de l'année 2007-2008</text:p>
          </draw:text-box>
        </draw:frame>
        <draw:frame presentation:style-name="pr11" draw:text-style-name="P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9">Évolution de la liste Francophone</text:p>
              </text:list-item>
            </text:list>
          </draw:text-box>
        </draw:frame>
        <draw:frame draw:style-name="gr3" draw:layer="layout" svg:width="19.862cm" svg:height="9.595cm" svg:x="4.638cm" svg:y="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7">Compte rendu de l'année 2007-2008</text:p>
          </draw:text-box>
        </draw:frame>
        <draw:frame presentation:style-name="pr12" draw:text-style-name="P9" draw:layer="layout" svg:width="25.199cm" svg:height="13.86cm" svg:x="1cm" svg:y="4.5cm" presentation:class="outline" presentation:user-transformed="true">
          <draw:text-box>
            <text:list text:style-name="L3">
              <text:list-item>
                <text:p text:style-name="P9">Comité Organisation :</text:p>
              </text:list-item>
            </text:list>
            <text:list text:style-name="L4">
              <text:list-item>
                <text:list>
                  <text:list-item>
                    <text:p text:style-name="P10">représentation :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contact avec l'AFIGéo (YJA + HHA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communiqué de presse :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Georezo (YJA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Portailsig (YJA + LGR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Sondag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PostGéoévénement (YJA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Osgeo-fr (MSI + SCH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7">Compte rendu de l'année 2007-2008</text:p>
          </draw:text-box>
        </draw:frame>
        <draw:frame presentation:style-name="pr13" draw:text-style-name="P9" draw:layer="layout" svg:width="26cm" svg:height="13.86cm" svg:x="1cm" svg:y="4.5cm" presentation:class="outline" presentation:user-transformed="true">
          <draw:text-box>
            <text:list text:style-name="L3">
              <text:list-item>
                <text:p text:style-name="P9">Sondag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Structuration et communication à améliorer :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Bureau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Proje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Demande très forte pour de nouveau proje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Peu de contributeur potentiel (la plupart ne peuvent pas contribuer, certains ne pourront pas contribuer plu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0cm" svg:height="6cm" svg:x="17.228cm" svg:y="12.31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7">Compte rendu de l'année 2007-2008</text:p>
          </draw:text-box>
        </draw:frame>
        <draw:frame presentation:style-name="pr14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Comité Logiciels libres :</text:p>
              </text:list-item>
            </text:list>
            <text:list text:style-name="L4">
              <text:list-item>
                <text:list>
                  <text:list-item>
                    <text:p text:style-name="P5">journal de l'OSGeo (YJA + LGR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Volume 2 et 3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Dém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Projet à plus long term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actions de Lobby</text:p>
                  </text:list-item>
                </text:list>
              </text:list-item>
            </text:list>
            <text:list text:style-name="L3">
              <text:list-item>
                <text:p text:style-name="P4">Comité Données Libres :</text:p>
              </text:list-item>
            </text:list>
            <text:list text:style-name="L4">
              <text:list-item>
                <text:list>
                  <text:list-item>
                    <text:p text:style-name="P5">définition des objectif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7">Compte rendu de l'année 2007-2008</text:p>
          </draw:text-box>
        </draw:frame>
        <draw:frame presentation:style-name="pr15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Budget : </text:p>
              </text:list-item>
            </text:list>
            <text:list text:style-name="L4">
              <text:list-item>
                <text:list>
                  <text:list-item>
                    <text:p text:style-name="P5">Non officiel (aucune association cré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ection_5f_page" presentation:presentation-page-layout-name="AL2T0">
        <office:forms form:automatic-focus="false" form:apply-design-mode="false"/>
        <draw:frame draw:style-name="gr2" draw:text-style-name="P8" draw:layer="layout" svg:width="24.5cm" svg:height="3.506cm" svg:x="1.4cm" svg:y="4.544cm">
          <draw:text-box>
            <text:p text:style-name="P1"><text:span text:style-name="T2">Vote de la cotisation annuelle</text:span></text:p>
          </draw:text-box>
        </draw:frame>
        <presentation:notes draw:style-name="dp2">
          <draw:page-thumbnail draw:layer="layout" svg:width="8.097cm" svg:height="10.478cm" svg:x="6.746cm" svg:y="2.124cm" draw:page-number="12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7">Vote de la cotisation annuelle 2009</text:p>
          </draw:text-box>
        </draw:frame>
        <draw:frame presentation:style-name="pr16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Rappel</text:p>
              </text:list-item>
            </text:list>
            <text:list text:style-name="L4">
              <text:list-item>
                <text:list>
                  <text:list-item>
                    <text:p text:style-name="P5">Besoin d'un budget minimal 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Indépendant d'autres sources de financement.</text:p>
                  </text:list-item>
                </text:list>
              </text:list-item>
            </text:list>
            <text:list text:style-name="L4">
              <text:list-item>
                <text:p text:style-name="P4">Proposition d'un cotisation à 10 €</text:p>
              </text:list-item>
            </text:list>
            <text:list text:style-name="L4">
              <text:list-item>
                <text:p text:style-name="P4">Vo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ection_5f_page" presentation:presentation-page-layout-name="AL2T0">
        <office:forms form:automatic-focus="false" form:apply-design-mode="false"/>
        <draw:frame draw:style-name="gr2" draw:text-style-name="P8" draw:layer="layout" svg:width="24.5cm" svg:height="3.506cm" svg:x="1.4cm" svg:y="4.544cm">
          <draw:text-box>
            <text:p text:style-name="P1"><text:span text:style-name="T2">Perspective pour l'année 2009</text:span></text:p>
          </draw:text-box>
        </draw:frame>
        <presentation:notes draw:style-name="dp2">
          <draw:page-thumbnail draw:layer="layout" svg:width="8.097cm" svg:height="10.478cm" svg:x="6.746cm" svg:y="2.124cm" draw:page-number="14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Perspective pour l'année 2009</text:span></text:p>
          </draw:text-box>
        </draw:frame>
        <draw:frame presentation:style-name="pr17" draw:text-style-name="P6" draw:layer="layout" svg:width="25.199cm" svg:height="14.274cm" svg:x="1.4cm" svg:y="4.5cm" presentation:class="outline" presentation:user-transformed="true">
          <draw:text-box>
            <text:list text:style-name="L2">
              <text:list-item>
                <text:p text:style-name="P4">Propositions à faire sur le wiki :</text:p>
              </text:list-item>
            </text:list>
            <text:list text:style-name="L2">
              <text:list-item>
                <text:list>
                  <text:list-item>
                    <text:p text:style-name="P5"><text:a xlink:href="http://wiki.osgeo.org/wiki/Actions_2009_fr">http://wiki.osgeo.org/wiki/Actions_2009_fr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jouter l'objectif + votre no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uivre les travaux et rapporter l'avancement au bureau (difficulté, demande d'un budget, communic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Perspective pour l'année 2009</text:span></text:p>
          </draw:text-box>
        </draw:frame>
        <draw:frame presentation:style-name="pr18" draw:text-style-name="P6" draw:layer="layout" svg:width="25.199cm" svg:height="14.274cm" svg:x="1.4cm" svg:y="4.5cm" presentation:class="outline" presentation:user-transformed="true">
          <draw:text-box>
            <text:list text:style-name="L2">
              <text:list-item>
                <text:p text:style-name="P4">Comité Organisation :</text:p>
              </text:list-item>
            </text:list>
            <text:list text:style-name="L2">
              <text:list-item>
                <text:list>
                  <text:list-item>
                    <text:p text:style-name="P5">Sal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FOSS4G 2008/2009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Géoévénément 2009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OGC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oposition de structuration de l'OSGeo-fr vis-à-vis de OSGeo-q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prés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égétimité (communiqué de press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Perspective pour l'année 2009</text:span></text:p>
          </draw:text-box>
        </draw:frame>
        <draw:frame presentation:style-name="pr19" draw:text-style-name="P6" draw:layer="layout" svg:width="25.199cm" svg:height="14.274cm" svg:x="1.4cm" svg:y="4.5cm" presentation:class="outline" presentation:user-transformed="true">
          <draw:text-box>
            <text:list text:style-name="L2">
              <text:list-item>
                <text:p text:style-name="P4">Comité Logiciel :</text:p>
              </text:list-item>
            </text:list>
            <text:list text:style-name="L2">
              <text:list-item>
                <text:list>
                  <text:list-item>
                    <text:p text:style-name="P5">Démo : projet à long ter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raduction de documentation (QGIS, etc)</text:p>
                  </text:list-item>
                </text:list>
              </text:list-item>
            </text:list>
            <text:list text:style-name="L2">
              <text:list-item>
                <text:p text:style-name="P4">Comité Données :</text:p>
              </text:list-item>
            </text:list>
            <text:list text:style-name="L2">
              <text:list-item>
                <text:list>
                  <text:list-item>
                    <text:p text:style-name="P5">Limites départementales 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ntact Mairie 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ntact OSM 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ection_5f_page" presentation:presentation-page-layout-name="AL2T0">
        <draw:frame draw:style-name="gr2" draw:text-style-name="P8" draw:layer="layout" svg:width="24.5cm" svg:height="3.506cm" svg:x="1.4cm" svg:y="4.544cm">
          <draw:text-box>
            <text:p text:style-name="P1"><text:span text:style-name="T2">Question diverses des membres au Bureau</text:span></text:p>
          </draw:text-box>
        </draw:frame>
        <presentation:notes draw:style-name="dp2">
          <draw:page-thumbnail draw:layer="layout" svg:width="8.097cm" svg:height="10.478cm" svg:x="6.746cm" svg:y="2.124cm" draw:page-number="18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Questions diverses des membres au Bureau</text:span></text:p>
          </draw:text-box>
        </draw:frame>
        <draw:frame presentation:style-name="pr20" draw:text-style-name="P6" draw:layer="layout" svg:width="25.199cm" svg:height="14.274cm" svg:x="1.4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ar" style:country-complex="SA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none" draw:fill-gradient-name="Gradient_20_7" draw:fill-hatch-name="Hatch_20_1" draw:fill-image-name="Bitmape_20_1"/>
      <style:paragraph-properties fo:margin-top="0.42cm" fo:margin-bottom="0.21cm"/>
      <style:text-properties fo:font-size="34pt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_20_1" draw:fill-image-name="Bitmape_20_1"/>
      <style:paragraph-properties fo:margin-top="0.42cm" fo:margin-bottom="0.21cm"/>
      <style:text-properties fo:font-size="28pt" fo:font-weight="normal"/>
    </style:style>
    <style:style style:name="headline2" style:family="graphic" style:parent-style-name="standard">
      <style:graphic-properties draw:stroke="none" draw:stroke-dash="Dash_20_1" draw:fill="none" draw:fill-gradient-name="Gradient_20_7" draw:fill-hatch-name="Hatch_20_1" draw:fill-image-name="Bitmape_20_1"/>
      <style:paragraph-properties fo:margin-top="0.42cm" fo:margin-bottom="0.21cm"/>
      <style:text-properties fo:font-size="18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ection_5f_page-title" style:display-name="section_page-title" style:family="presentation">
      <style:graphic-properties draw:stroke="none" draw:fill="none" draw:textarea-vertical-align="middle">
        <text:list-style style:name="section_5f_5f_5f_page-title" style:display-name="section_5f_pag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ection_5f_page-subtitle" style:display-name="section_page-subtitle" style:family="presentation">
      <style:graphic-properties draw:stroke="none" draw:fill="none" draw:textarea-vertical-align="middle">
        <text:list-style style:name="section_5f_5f_5f_page-subtitle" style:display-name="section_5f_pag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ection_5f_page-background" style:display-name="section_page-background" style:family="presentation">
      <style:graphic-properties draw:stroke="none" draw:fill="none"/>
    </style:style>
    <style:style style:name="section_5f_page-backgroundobjects" style:display-name="section_page-backgroundobjects" style:family="presentation">
      <style:graphic-properties draw:shadow="hidden" draw:shadow-offset-x="0.3cm" draw:shadow-offset-y="0.3cm" draw:shadow-color="#808080"/>
    </style:style>
    <style:style style:name="section_5f_page-notes" style:display-name="section_page-notes" style:family="presentation">
      <style:graphic-properties draw:stroke="none" draw:fill="none">
        <text:list-style style:name="section_5f_5f_5f_page-notes" style:display-name="section_5f_pa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ection_5f_page-outline1" style:display-name="section_page-outline1" style:family="presentation">
      <style:graphic-properties draw:stroke="none" draw:fill="none">
        <text:list-style style:name="section_5f_5f_5f_page-outline1" style:display-name="section_5f_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ection_5f_page-outline2" style:display-name="section_page-outline2" style:family="presentation" style:parent-style-name="section_5f_pag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ection_5f_page-outline3" style:display-name="section_page-outline3" style:family="presentation" style:parent-style-name="section_5f_pag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ection_5f_page-outline4" style:display-name="section_page-outline4" style:family="presentation" style:parent-style-name="section_5f_pag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ection_5f_page-outline5" style:display-name="section_page-outline5" style:family="presentation" style:parent-style-name="section_5f_pag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ection_5f_page-outline6" style:display-name="section_page-outline6" style:family="presentation" style:parent-style-name="section_5f_pag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ection_5f_page-outline7" style:display-name="section_page-outline7" style:family="presentation" style:parent-style-name="section_5f_pag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ection_5f_page-outline8" style:display-name="section_page-outline8" style:family="presentation" style:parent-style-name="section_5f_pag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ection_5f_page-outline9" style:display-name="section_page-outline9" style:family="presentation" style:parent-style-name="section_5f_pag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sgeo_5f_template-title" style:display-name="osgeo_template-title" style:family="presentation">
      <style:graphic-properties draw:stroke="none" draw:fill="none" draw:textarea-vertical-align="middle">
        <text:list-style style:name="osgeo_5f_5f_5f_template-title" style:display-name="osgeo_5f_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osgeo_5f_template-subtitle" style:display-name="osgeo_template-subtitle" style:family="presentation">
      <style:graphic-properties draw:stroke="none" draw:fill="none" draw:textarea-vertical-align="middle">
        <text:list-style style:name="osgeo_5f_5f_5f_template-subtitle" style:display-name="osgeo_5f_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sgeo_5f_template-background" style:display-name="osgeo_template-background" style:family="presentation">
      <style:graphic-properties draw:stroke="none" draw:fill="none"/>
    </style:style>
    <style:style style:name="osgeo_5f_template-backgroundobjects" style:display-name="osgeo_template-backgroundobjects" style:family="presentation">
      <style:graphic-properties draw:shadow="hidden" draw:shadow-offset-x="0.3cm" draw:shadow-offset-y="0.3cm" draw:shadow-color="#808080"/>
    </style:style>
    <style:style style:name="osgeo_5f_template-notes" style:display-name="osgeo_template-notes" style:family="presentation">
      <style:graphic-properties draw:stroke="none" draw:fill="none">
        <text:list-style style:name="osgeo_5f_5f_5f_template-notes" style:display-name="osgeo_5f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osgeo_5f_template-outline1" style:display-name="osgeo_template-outline1" style:family="presentation">
      <style:graphic-properties draw:stroke="none" draw:fill="none">
        <text:list-style style:name="osgeo_5f_5f_5f_template-outline1" style:display-name="osgeo_5f_template-outline1">
          <text:list-level-style-image text:level="1" xlink:href="Pictures/100002000000001600000016D4375FD7.png" xlink:type="simple" xlink:show="embed" xlink:actuate="onLoad">
            <style:list-level-properties text:space-before="0.3cm" text:min-label-width="0.9cm" style:vertical-pos="middle" style:vertical-rel="line" fo:width="0.621cm" fo:height="0.621cm"/>
          </text:list-level-style-image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sgeo_5f_template-outline2" style:display-name="osgeo_template-outline2" style:family="presentation" style:parent-style-name="osgeo_5f_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sgeo_5f_template-outline3" style:display-name="osgeo_template-outline3" style:family="presentation" style:parent-style-name="osgeo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sgeo_5f_template-outline4" style:display-name="osgeo_template-outline4" style:family="presentation" style:parent-style-name="osgeo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sgeo_5f_template-outline5" style:display-name="osgeo_template-outline5" style:family="presentation" style:parent-style-name="osgeo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sgeo_5f_template-outline6" style:display-name="osgeo_template-outline6" style:family="presentation" style:parent-style-name="osgeo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sgeo_5f_template-outline7" style:display-name="osgeo_template-outline7" style:family="presentation" style:parent-style-name="osgeo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sgeo_5f_template-outline8" style:display-name="osgeo_template-outline8" style:family="presentation" style:parent-style-name="osgeo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sgeo_5f_template-outline9" style:display-name="osgeo_template-outline9" style:family="presentation" style:parent-style-name="osgeo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2000000001600000016D4375FD7.png" xlink:type="simple" xlink:show="embed" xlink:actuate="onLoad">
            <style:list-level-properties text:space-before="0.3cm" text:min-label-width="0.9cm" style:vertical-pos="middle" style:vertical-rel="line" fo:width="0.621cm" fo:height="0.621cm"/>
          </text:list-level-style-image>
          <text:list-level-style-bullet text:level="2" text:bullet-char="">
            <style:list-level-properties text:space-before="1.6cm" text:min-label-width="0.8cm"/>
            <style:text-properties fo:font-family="Wingdings" style:font-style-name="Regular" style:font-pitch="variable" style:font-charset="x-symbol" fo:color="#94bd5e" fo:font-size="100%"/>
          </text:list-level-style-bullet>
          <text:list-level-style-bullet text:level="3" text:bullet-char="">
            <style:list-level-properties text:space-before="3cm" text:min-label-width="0.6cm"/>
            <style:text-properties fo:font-family="Wingdings" style:font-style-name="Regular" style:font-pitch="variable" style:font-charset="x-symbol" fo:color="#94bd5e" fo:font-size="100%"/>
          </text:list-level-style-bullet>
          <text:list-level-style-bullet text:level="4" text:bullet-char="">
            <style:list-level-properties text:space-before="4.2cm" text:min-label-width="0.6cm"/>
            <style:text-properties fo:font-family="Wingdings" style:font-style-name="Regular" style:font-pitch="variable" style:font-charset="x-symbol" fo:color="#94bd5e" fo:font-size="10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75cm" fo:margin-right="0cm" fo:margin-top="0cm" fo:margin-bottom="0.406cm" text:enable-numbering="true" fo:text-indent="-0.731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text:enable-numbering="true" fo:text-indent="-0.8cm"/>
      <style:text-properties fo:font-size="26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.96cm" fo:padding-top="0.13cm" fo:padding-bottom="0.13cm" fo:padding-left="0.25cm" fo:padding-right="0.25cm" fo:wrap-option="no-wrap" draw:shadow="hidden"/>
    </style:style>
    <style:style style:name="gr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.494cm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.461cm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.96cm" fo:padding-top="0.13cm" fo:padding-bottom="0.13cm" fo:padding-left="0.25cm" fo:padding-right="0.25cm" fo:wrap-option="no-wrap" draw:shadow="hidden"/>
    </style:style>
    <style:style style:name="gr8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.494cm" fo:padding-top="0.13cm" fo:padding-bottom="0.13cm" fo:padding-left="0.25cm" fo:padding-right="0.25cm" fo:wrap-option="no-wrap" draw:shadow="hidden"/>
    </style:style>
    <style:style style:name="pr1" style:family="presentation" style:parent-style-name="section_5f_page-backgroundobjects">
      <style:graphic-properties draw:stroke="none" draw:fill="none" draw:fill-color="#ffffff" draw:auto-grow-height="false" fo:min-height="1.449cm"/>
    </style:style>
    <style:style style:name="pr2" style:family="presentation" style:parent-style-name="section_5f_page-backgroundobjects">
      <style:graphic-properties draw:stroke="none" draw:fill="none" draw:fill-color="#ffffff" draw:auto-grow-height="false" fo:min-height="1.397cm"/>
    </style:style>
    <style:style style:name="pr3" style:family="presentation" style:parent-style-name="section_5f_page-backgroundobjects">
      <style:graphic-properties draw:stroke="none" draw:fill="none" draw:fill-color="#ffffff" draw:textarea-vertical-align="bottom" draw:auto-grow-height="false" fo:min-height="1.397cm"/>
    </style:style>
    <style:style style:name="pr4" style:family="presentation" style:parent-style-name="osgeo_5f_template-backgroundobjects">
      <style:graphic-properties draw:stroke="none" draw:fill="none" draw:fill-color="#ffffff" draw:auto-grow-height="false" fo:min-height="1.449cm"/>
    </style:style>
    <style:style style:name="pr5" style:family="presentation" style:parent-style-name="osgeo_5f_template-backgroundobjects">
      <style:graphic-properties draw:stroke="none" draw:fill="none" draw:fill-color="#ffffff" draw:auto-grow-height="false" fo:min-height="1.397cm"/>
    </style:style>
    <style:style style:name="pr6" style:family="presentation" style:parent-style-name="osgeo_5f_template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Standard-outline1">
      <style:graphic-properties draw:fill-color="#ffffff" draw:auto-grow-height="false" fo:min-height="13.86cm"/>
    </style:style>
    <style:style style:name="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9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pr10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margin-top="0.22cm" fo:margin-bottom="0cm" fo:line-height="100%" text:enable-numbering="false" fo:text-indent="0cm"/>
    </style:style>
    <style:style style:name="P6" style:family="paragraph">
      <style:paragraph-properties fo:margin-left="0cm" fo:margin-right="0cm" fo:margin-top="0.22cm" fo:margin-bottom="0cm" fo:line-height="100%" text:enable-numbering="false" fo:text-indent="0cm" style:writing-mode="lr-tb"/>
      <style:text-properties fo:font-size="26.5pt"/>
    </style:style>
    <style:style style:name="P7" style:family="paragraph">
      <style:paragraph-properties fo:text-align="center" style:writing-mode="lr-tb"/>
      <style:text-properties fo:font-size="24pt" fo:hyphenate="true"/>
    </style:style>
    <style:style style:name="P8" style:family="paragraph">
      <style:paragraph-properties fo:margin-left="0cm" fo:margin-right="0cm" fo:margin-top="0.22cm" fo:margin-bottom="0cm" fo:line-height="100%" text:enable-numbering="false" fo:text-indent="0cm" style:writing-mode="lr-tb"/>
      <style:text-properties fo:font-size="18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4.8cm" fo:margin-right="0cm" fo:text-indent="-0.6cm"/>
    </style:style>
    <style:style style:name="P13" style:family="paragraph">
      <style:paragraph-properties fo:margin-left="6cm" fo:margin-right="0cm" fo:text-indent="-0.6cm"/>
    </style:style>
    <style:style style:name="P14" style:family="paragraph">
      <style:paragraph-properties fo:margin-left="7.2cm" fo:margin-right="0cm" fo:text-indent="-0.6cm"/>
    </style:style>
    <style:style style:name="P15" style:family="paragraph">
      <style:paragraph-properties fo:margin-left="8.4cm" fo:margin-right="0cm" fo:text-indent="-0.6cm"/>
    </style:style>
    <style:style style:name="P16" style:family="paragraph">
      <style:paragraph-properties fo:margin-left="9.6cm" fo:margin-right="0cm" fo:text-indent="-0.6cm"/>
    </style:style>
    <style:style style:name="P17" style:family="paragraph">
      <style:paragraph-properties fo:margin-left="10.8cm" fo:margin-right="0cm" fo:text-indent="-0.6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4aaa43" fo:font-size="10pt" fo:language="en" fo:country="GB" style:font-size-asian="10pt" style:font-size-complex="10pt"/>
    </style:style>
    <style:style style:name="T3" style:family="text">
      <style:text-properties fo:color="#378c36" fo:font-size="10pt" fo:language="en" fo:country="GB" style:font-size-asian="10pt" style:font-size-complex="10pt"/>
    </style:style>
    <style:style style:name="T4" style:family="text">
      <style:text-properties fo:color="#a0cf67" fo:font-size="10pt" fo:language="en" fo:country="GB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600000016D4375FD7.png" xlink:type="simple" xlink:show="embed" xlink:actuate="onLoad">
        <style:list-level-properties text:space-before="0.3cm" text:min-label-width="0.9cm" style:vertical-pos="middle" style:vertical-rel="line" fo:width="0.621cm" fo:height="0.621cm"/>
      </text:list-level-style-image>
      <text:list-level-style-bullet text:level="2" text:bullet-char="">
        <style:list-level-properties text:space-before="1.6cm" text:min-label-width="0.8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3" text:bullet-char="">
        <style:list-level-properties text:space-before="3cm" text:min-label-width="0.6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4" text:bullet-char="">
        <style:list-level-properties text:space-before="4.2cm" text:min-label-width="0.6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fixed" fo:color="#4aaa4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section_5f_page" style:display-name="section_page" style:page-layout-name="PM1" draw:style-name="dp1">
      <draw:frame presentation:style-name="section_5f_page-title" draw:layer="backgroundobjects" svg:width="25.199cm" svg:height="3.506cm" svg:x="1.4cm" svg:y="0.837cm" presentation:class="title" presentation:placeholder="true">
        <draw:text-box/>
      </draw:frame>
      <draw:frame presentation:style-name="section_5f_pag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éro&gt;</text:page-number></text:span></text:p>
        </draw:text-box>
      </draw:frame>
      <draw:frame draw:style-name="gr3" draw:text-style-name="P4" draw:layer="backgroundobjects" svg:width="28.029cm" svg:height="20.982cm" svg:x="-0.03cm" svg:y="0.017cm">
        <draw:image xlink:href="Pictures/10000201000002D00000021B35287A0C.png" xlink:type="simple" xlink:show="embed" xlink:actuate="onLoad">
          <text:p/>
        </draw:image>
      </draw:frame>
      <draw:frame draw:style-name="gr3" draw:text-style-name="P4" draw:layer="backgroundobjects" svg:width="4.445cm" svg:height="1.98cm" svg:x="23cm" svg:y="18.52cm">
        <draw:image xlink:href="Pictures/100002010000020D000000EA5A2A88FB.png" xlink:type="simple" xlink:show="embed" xlink:actuate="onLoad">
          <text:p/>
        </draw:image>
      </draw:frame>
      <draw:custom-shape draw:style-name="gr4" draw:text-style-name="P6" draw:layer="backgroundobjects" svg:width="2.29cm" svg:height="1.22cm" svg:x="0.466cm" svg:y="19.317cm">
        <text:p text:style-name="P5"><text:span text:style-name="T2">name</text:span></text:p>
        <draw:enhanced-geometry svg:viewBox="0 0 21600 21600" draw:type="mso-spt202" draw:enhanced-path="M 0 0 L 21600 0 21600 21600 0 21600 0 0 Z N"/>
      </draw:custom-shape>
      <draw:custom-shape draw:style-name="gr5" draw:text-style-name="P6" draw:layer="backgroundobjects" svg:width="11.562cm" svg:height="0.754cm" svg:x="2.204cm" svg:y="19.317cm">
        <text:p text:style-name="P5"><text:span text:style-name="T2">date xx-xx-xxxx <text:s/>|</text:span><text:span text:style-name="T3"> <text:s/></text:span><text:span text:style-name="T4">OSGeo 2007. All rights reserved</text:span></text:p>
        <draw:enhanced-geometry svg:viewBox="0 0 21600 21600" draw:type="mso-spt202" draw:enhanced-path="M 0 0 L 21600 0 21600 21600 0 21600 0 0 Z N"/>
      </draw:custom-shape>
      <presentation:notes style:page-layout-name="PM2">
        <draw:page-thumbnail presentation:style-name="section_5f_page-title" draw:layer="backgroundobjects" svg:width="13.968cm" svg:height="10.476cm" svg:x="3.81cm" svg:y="2.123cm" presentation:class="page"/>
        <draw:frame presentation:style-name="section_5f_page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  <style:master-page style:name="osgeo_5f_template" style:display-name="osgeo_template" style:page-layout-name="PM1" draw:style-name="dp1">
      <draw:frame draw:style-name="gr3" draw:text-style-name="P7" draw:layer="backgroundobjects" svg:width="27.947cm" svg:height="20.999cm" svg:x="0.002cm" svg:y="0.002cm">
        <draw:image xlink:href="Pictures/10000201000002D00000021DB13DA34F.png" xlink:type="simple" xlink:show="embed" xlink:actuate="onLoad">
          <text:p/>
        </draw:image>
      </draw:frame>
      <draw:frame draw:style-name="gr3" draw:text-style-name="P4" draw:layer="backgroundobjects" svg:width="6.986cm" svg:height="3.12cm" svg:x="20.029cm" svg:y="17.701cm">
        <draw:image xlink:href="Pictures/10000201000002EE0000014F3020AF84.png" xlink:type="simple" xlink:show="embed" xlink:actuate="onLoad">
          <text:p/>
        </draw:image>
      </draw:frame>
      <draw:frame presentation:style-name="osgeo_5f_template-title" draw:layer="backgroundobjects" svg:width="25.199cm" svg:height="3.506cm" svg:x="1.4cm" svg:y="0.837cm" presentation:class="title" presentation:placeholder="true">
        <draw:text-box/>
      </draw:frame>
      <draw:frame presentation:style-name="osgeo_5f_template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éro&gt;</text:page-number></text:span></text:p>
        </draw:text-box>
      </draw:frame>
      <draw:custom-shape draw:style-name="gr6" draw:text-style-name="P8" draw:layer="backgroundobjects" svg:width="7.686cm" svg:height="0.721cm" svg:x="1.397cm" svg:y="19.283cm">
        <text:p text:style-name="P5"><text:span text:style-name="T4">OSGeo 2007. All rights reserved</text:span></text:p>
        <draw:enhanced-geometry svg:viewBox="0 0 21600 21600" draw:type="mso-spt202" draw:enhanced-path="M 0 0 L 21600 0 21600 21600 0 21600 0 0 Z N"/>
      </draw:custom-shape>
      <presentation:notes style:page-layout-name="PM2">
        <draw:page-thumbnail presentation:style-name="osgeo_5f_template-title" draw:layer="backgroundobjects" svg:width="13.968cm" svg:height="10.476cm" svg:x="3.81cm" svg:y="2.123cm" presentation:class="page"/>
        <draw:frame presentation:style-name="osgeo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  <style:master-page style:name="Standard" style:page-layout-name="PM1" draw:style-name="dp1">
      <draw:frame draw:style-name="gr3" draw:text-style-name="P4" draw:layer="backgroundobjects" svg:width="28cm" svg:height="20.96cm" svg:x="-0.001cm" svg:y="0.019cm">
        <draw:image xlink:href="Pictures/10000201000002D00000021B9139F702.pn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pr7" draw:text-style-name="P9" draw:layer="backgroundobjects" svg:width="25.199cm" svg:height="13.859cm" svg:x="1.4cm" svg:y="4.914cm" presentation:class="outline">
        <draw:text-box>
          <text:list text:style-name="L3">
            <text:list-item>
              <text:p text:style-name="P9">Cliquez pour éditer le format du plan de texte</text:p>
            </text:list-item>
          </text:list>
          <text:list text:style-name="L3">
            <text:list-item>
              <text:list>
                <text:list-item>
                  <text:p text:style-name="P10">Second niveau de plan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Troisième niveau de plan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5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6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7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éro&gt;</text:page-number></text:span></text:p>
        </draw:text-box>
      </draw:frame>
      <draw:custom-shape draw:style-name="gr7" draw:text-style-name="P6" draw:layer="backgroundobjects" svg:width="2.29cm" svg:height="1.22cm" svg:x="0.466cm" svg:y="19.317cm">
        <text:p text:style-name="P5"><text:span text:style-name="T2">name</text:span></text:p>
        <draw:enhanced-geometry svg:viewBox="0 0 21600 21600" draw:type="mso-spt202" draw:enhanced-path="M 0 0 L 21600 0 21600 21600 0 21600 0 0 Z N"/>
      </draw:custom-shape>
      <draw:custom-shape draw:style-name="gr8" draw:text-style-name="P6" draw:layer="backgroundobjects" svg:width="11.562cm" svg:height="0.754cm" svg:x="2.204cm" svg:y="19.317cm">
        <text:p text:style-name="P5"><text:span text:style-name="T2">date xx-xx-xxxx <text:s/>|</text:span><text:span text:style-name="T3"> <text:s/></text:span><text:span text:style-name="T4">OSGeo 2007. All rights reserved</text:span></text:p>
        <draw:enhanced-geometry svg:viewBox="0 0 21600 21600" draw:type="mso-spt202" draw:enhanced-path="M 0 0 L 21600 0 21600 21600 0 21600 0 0 Z N"/>
      </draw:custom-shape>
      <draw:frame draw:style-name="gr3" draw:text-style-name="P4" draw:layer="backgroundobjects" svg:width="4.9cm" svg:height="2.183cm" svg:x="22.045cm" svg:y="18.599cm">
        <draw:image xlink:href="Pictures/100002010000020D000000EA5A2A88FB.png" xlink:type="simple" xlink:show="embed" xlink:actuate="onLoad">
          <text:p/>
        </draw:image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pr9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Yves Jacolin</meta:initial-creator>
    <meta:creation-date>2008-08-17T14:38:47</meta:creation-date>
    <dc:creator>Yves Jacolin</dc:creator>
    <dc:date>2008-08-30T11:44:21</dc:date>
    <dc:language>fr-FR</dc:language>
    <meta:editing-cycles>26</meta:editing-cycles>
    <meta:editing-duration>PT2H19M51S</meta:editing-duration>
    <meta:user-defined meta:name="Info 1"/>
    <meta:user-defined meta:name="Info 2"/>
    <meta:user-defined meta:name="Info 3"/>
    <meta:user-defined meta:name="Info 4"/>
    <meta:document-statistic meta:object-count="1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sort-by-x-values="true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9.863cm" svg:height="9.596cm" chart:class="chart:scatter" chart:style-name="ch1">
        <chart:title svg:x="4.996cm" svg:y="0.193cm" chart:style-name="ch2">
          <text:p>Évolution des inscrits à la liste Francophone</text:p>
        </chart:title>
        <chart:plot-area chart:style-name="ch3" chart:data-source-has-labels="both" svg:x="0.592cm" svg:y="0.912cm" svg:width="18.872cm" svg:height="8.501cm">
          <chart:axis chart:dimension="x" chart:name="primary-x" chart:style-name="ch4">
            <chart:title svg:x="9.944cm" svg:y="9.034cm" chart:style-name="ch5">
              <text:p>Date</text:p>
            </chart:title>
            <chart:categories table:cell-range-address="local-table.$A$2:.$A$14"/>
          </chart:axis>
          <chart:axis chart:dimension="y" chart:name="primary-y" chart:style-name="ch6">
            <chart:title svg:x="0.398cm" svg:y="6.199cm" chart:style-name="ch7">
              <text:p>Nombre d'inscrit</text:p>
            </chart:title>
            <chart:grid chart:style-name="ch8" chart:class="major"/>
          </chart:axis>
          <chart:series chart:style-name="ch9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ombre d'inscrit</text:p>
              </table:table-cell>
            </table:table-row>
          </table:table-header-rows>
          <table:table-rows>
            <table:table-row>
              <table:table-cell office:value-type="string">
                <text:p>Ligne 4</text:p>
              </table:table-cell>
              <table:table-cell office:value-type="float" office:value="39326">
                <text:p>39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igne 5</text:p>
              </table:table-cell>
              <table:table-cell office:value-type="float" office:value="39396">
                <text:p>393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Ligne 6</text:p>
              </table:table-cell>
              <table:table-cell office:value-type="float" office:value="39404">
                <text:p>394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Ligne 7</text:p>
              </table:table-cell>
              <table:table-cell office:value-type="float" office:value="39410">
                <text:p>394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Ligne 8</text:p>
              </table:table-cell>
              <table:table-cell office:value-type="float" office:value="39418">
                <text:p>394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Ligne 9</text:p>
              </table:table-cell>
              <table:table-cell office:value-type="float" office:value="39419">
                <text:p>394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Ligne 10</text:p>
              </table:table-cell>
              <table:table-cell office:value-type="float" office:value="39431">
                <text:p>394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Ligne 11</text:p>
              </table:table-cell>
              <table:table-cell office:value-type="float" office:value="39437">
                <text:p>3943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Ligne 12</text:p>
              </table:table-cell>
              <table:table-cell office:value-type="float" office:value="39522">
                <text:p>3952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Ligne 13</text:p>
              </table:table-cell>
              <table:table-cell office:value-type="float" office:value="39531">
                <text:p>3953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Ligne 14</text:p>
              </table:table-cell>
              <table:table-cell office:value-type="float" office:value="39671">
                <text:p>3967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Ligne 15</text:p>
              </table:table-cell>
              <table:table-cell office:value-type="float" office:value="39676">
                <text:p>3967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Ligne 16</text:p>
              </table:table-cell>
              <table:table-cell office:value-type="float" office:value="39685">
                <text:p>39685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percentage-style style:name="N106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7.2354850769043pt" style:font-size-asian="7.2354850769043pt" style:font-size-complex="7.2354850769043pt"/>
    </style:style>
    <style:style style:name="ch3" style:family="chart">
      <style:chart-properties chart:connect-bars="false" chart:sort-by-x-values="false" chart:right-angled-axes="true" chart:data-label-number="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true" chart:data-label-symbol="false" chart:label-position="outside"/>
      <style:graphic-properties draw:stroke="solid" draw:fill-color="#004586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001cm" svg:height="6.001cm" chart:class="chart:circle" chart:style-name="ch1">
        <chart:title svg:x="3.866cm" svg:y="0.121cm" chart:style-name="ch2">
          <text:p>Type d'organisme</text:p>
        </chart:title>
        <chart:plot-area chart:style-name="ch3" chart:data-source-has-labels="both" svg:x="0.439cm" svg:y="0.526cm" svg:width="9.558cm" svg:height="5.231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string">
                <text:p>Collectivité territoriales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Privé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Recherche publique, enseignement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Étudiants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Recherche d'emploi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NC</text:p>
              </table:table-cell>
              <table:table-cell office:value-type="float" office:value="0.09375">
                <text:p>0.09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